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2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19pt"/>
    </style:style>
    <style:style style:name="co4" style:family="table-column">
      <style:table-column-properties fo:break-before="auto" style:column-width="38.41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153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style:font-name="Liberation Sans" style:font-name-asian="WenQuanYi Zen Hei Sharp" style:font-name-complex="Lohit Devanagari"/>
    </style:style>
    <style:style style:name="ce5" style:family="table-cell" style:parent-style-name="Default">
      <style:table-cell-properties fo:background-color="#cccccc"/>
      <style:text-properties style:font-name="Liberation Sans" style:font-name-asian="WenQuanYi Zen Hei Sharp" style:font-name-complex="Lohit Devanagari"/>
    </style:style>
    <style:style style:name="ce6" style:family="table-cell" style:parent-style-name="Default" style:data-style-name="N5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ce1"/>
        <table:table-row table:style-name="ro1" table:number-rows-repeated="9">
          <table:table-cell table:number-columns-repeated="4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&lt;-- IS USED IN --&gt;</text:p>
          </table:table-cell>
          <table:covered-table-cell table:number-columns-repeated="2"/>
          <table:covered-table-cell table:style-name="Default"/>
          <table:covered-table-cell table:number-columns-repeated="6"/>
          <table:covered-table-cell table:style-name="Default"/>
        </table:table-row>
        <table:table-row table:style-name="ro1">
          <table:table-cell/>
          <table:table-cell office:value-type="string" calcext:value-type="string">
            <text:p>AdminPane</text:p>
          </table:table-cell>
          <table:table-cell table:style-name="ce4" office:value-type="string" calcext:value-type="string">
            <text:p>Connection</text:p>
          </table:table-cell>
          <table:table-cell table:style-name="ce4" office:value-type="string" calcext:value-type="string">
            <text:p>Listener</text:p>
          </table:table-cell>
          <table:table-cell table:style-name="ce5" office:value-type="string" calcext:value-type="string">
            <text:p>Relay</text:p>
          </table:table-cell>
          <table:table-cell table:style-name="ce4" office:value-type="string" calcext:value-type="string">
            <text:p>Sender</text:p>
          </table:table-cell>
          <table:table-cell table:style-name="ce4" office:value-type="string" calcext:value-type="string">
            <text:p>SlowLinkSimulator</text:p>
          </table:table-cell>
          <table:table-cell table:style-name="ce4" office:value-type="string" calcext:value-type="string">
            <text:p>SocketRR</text:p>
          </table:table-cell>
          <table:table-cell table:style-name="ce4" office:value-type="string" calcext:value-type="string">
            <text:p>SocketWaiter</text:p>
          </table:table-cell>
          <table:table-cell table:style-name="ce4" office:value-type="string" calcext:value-type="string">
            <text:p>TCPMon</text:p>
          </table:table-cell>
          <table:table-cell table:style-name="ce4" office:value-type="string" calcext:value-type="string">
            <text:p>tcpmon.properties</text:p>
          </table:table-cell>
          <table:table-cell table:style-name="ce5" office:value-type="string" calcext:value-type="string">
            <text:p>TcpTunnel</text:p>
          </table:table-cell>
        </table:table-row>
        <table:table-row table:style-name="ro1">
          <table:table-cell office:value-type="string" calcext:value-type="string">
            <text:p>AdminPane</text:p>
          </table:table-cell>
          <table:table-cell table:style-name="ce3"/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on</text:p>
          </table:table-cell>
          <table:table-cell office:value-type="string" calcext:value-type="string">
            <text:p>x</text:p>
          </table:table-cell>
          <table:table-cell table:style-name="ce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ener</text:p>
          </table:table-cell>
          <table:table-cell table:number-columns-repeated="2" office:value-type="string" calcext:value-type="string">
            <text:p>x</text:p>
          </table:table-cell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lay</text:p>
          </table:table-cell>
          <table:table-cell table:style-name="ce1" table:number-columns-repeated="3"/>
          <table:table-cell/>
          <table:table-cell table:style-name="ce1"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SlowLinkSimulato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R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SocketWai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CPMon (s) static fn</text:p>
          </table:table-cell>
          <table:table-cell table:number-columns-repeated="8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cpmon.properties</text:p>
          </table:table-cell>
          <table:table-cell table:number-columns-repeated="9"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cpTunnel</text:p>
          </table:table-cell>
          <table:table-cell table:style-name="ce1" table:number-columns-repeated="3"/>
          <table:table-cell office:value-type="string" calcext:value-type="string">
            <text:p>x</text:p>
          </table:table-cell>
          <table:table-cell table:style-name="ce1" table:number-columns-repeated="6"/>
          <table:table-cell table:style-name="ce3"/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2" table:default-cell-style-name="ce6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BOOKCOD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BOOK_DATE</text:p>
          </table:table-cell>
          <table:table-cell office:value-type="string" calcext:value-type="string">
            <text:p>TIME_LIMI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EMAIL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CKETNUM</text:p>
          </table:table-cell>
          <table:table-cell office:value-type="string" calcext:value-type="string">
            <text:p>AL</text:p>
          </table:table-cell>
          <table:table-cell table:style-name="Default" office:value-type="string" calcext:value-type="string">
            <text:p>DEPARTDATE</text:p>
          </table:table-cell>
          <table:table-cell office:value-type="string" calcext:value-type="string">
            <text:p>SEGMENTKEY</text:p>
          </table:table-cell>
          <table:table-cell office:value-type="string" calcext:value-type="string">
            <text:p>PAX</text:p>
          </table:table-cell>
          <table:table-cell office:value-type="string" calcext:value-type="string">
            <text:p>NTA_PRICE</text:p>
          </table:table-cell>
          <table:table-cell office:value-type="string" calcext:value-type="string">
            <text:p>COMMISION</text:p>
          </table:table-cell>
          <table:table-cell office:value-type="string" calcext:value-type="string">
            <text:p>MARKUP</text:p>
          </table:table-cell>
          <table:table-cell office:value-type="string" calcext:value-type="string">
            <text:p>PAX_PRICE</text:p>
          </table:table-cell>
          <table:table-cell office:value-type="string" calcext:value-type="string">
            <text:p>JT_BASEFARE</text:p>
          </table:table-cell>
          <table:table-cell office:value-type="string" calcext:value-type="string">
            <text:p>JT_TOTALTAX</text:p>
          </table:table-cell>
          <table:table-cell office:value-type="string" calcext:value-type="string">
            <text:p>JT_TOTALFARE</text:p>
          </table:table-cell>
          <table:table-cell office:value-type="string" calcext:value-type="string">
            <text:p>JT_FAREDISC?</text:p>
          </table:table-cell>
          <table:table-cell office:value-type="string" calcext:value-type="string">
            <text:p>JT_NTAPRICE</text:p>
          </table:table-cell>
          <table:table-cell office:value-type="string" calcext:value-type="string">
            <text:p>JT-&gt;PANORAMA Profit</text:p>
          </table:table-cell>
          <table:table-cell office:value-type="string" calcext:value-type="string">
            <text:p>PANORAMA Markup</text:p>
          </table:table-cell>
          <table:table-cell office:value-type="string" calcext:value-type="string">
            <text:p>CLIENT Margin</text:p>
          </table:table-cell>
        </table:table-row>
        <table:table-row table:style-name="ro1">
          <table:table-cell office:value-type="string" calcext:value-type="string">
            <text:p>CGT29B</text:p>
          </table:table-cell>
          <table:table-cell office:value-type="float" office:value="388231" calcext:value-type="float">
            <text:p>388231</text:p>
          </table:table-cell>
          <table:table-cell office:value-type="string" calcext:value-type="string">
            <text:p>Tue Mar 13 14:51:58 WIB 2018</text:p>
          </table:table-cell>
          <table:table-cell office:value-type="string" calcext:value-type="string">
            <text:p>Thu Mar 15 14:51:58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astri.susilawati@coderscolony.com" nil]</text:p>
          </table:table-cell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QG</text:p>
          </table:table-cell>
          <table:table-cell office:value-type="date" office:date-value="2018-05-03T15:35:00" calcext:value-type="date">
            <text:p>05/03/18 03:35 PM</text:p>
          </table:table-cell>
          <table:table-cell office:value-type="string" calcext:value-type="string">
            <text:p>QG~ 672~K/K~SUB~2018-05-03T15:35~LOP~2018-05-03T17:35-&gt;QG~ 671~L/L~LOP~2018-05-05T12:00~SUB~2018-05-05T12:15</text:p>
          </table:table-cell>
          <table:table-cell office:value-type="string" calcext:value-type="string">
            <text:p>4: Mr. dimas priyandoko,Mrs. Astri Susilawati,</text:p>
          </table:table-cell>
          <table:table-cell office:value-type="float" office:value="1882110" calcext:value-type="float">
            <text:p>18821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946020" calcext:value-type="float">
            <text:p>1946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9565M</text:p>
          </table:table-cell>
          <table:table-cell office:value-type="float" office:value="394405" calcext:value-type="float">
            <text:p>394405</text:p>
          </table:table-cell>
          <table:table-cell office:value-type="string" calcext:value-type="string">
            <text:p>Mon Apr 09 14:59:46 WIB 2018</text:p>
          </table:table-cell>
          <table:table-cell office:value-type="string" calcext:value-type="string">
            <text:p>Wed Apr 11 14:59:45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astri.susilawati@coderscolony.com" nil]</text:p>
          </table:table-cell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QG</text:p>
          </table:table-cell>
          <table:table-cell office:value-type="date" office:date-value="2018-05-14T09:35:00" calcext:value-type="date">
            <text:p>05/14/18 09:35 AM</text:p>
          </table:table-cell>
          <table:table-cell office:value-type="string" calcext:value-type="string">
            <text:p>QG~ 915~P/P~KNO~2018-05-14T09:35~CGK~2018-05-14T11:55-&gt;QG~ 690~P/P~CGK~2018-05-14T18:25~DPS~2018-05-14T21:30</text:p>
          </table:table-cell>
          <table:table-cell office:value-type="string" calcext:value-type="string">
            <text:p>2: Mrs. natsusa natsusa,</text:p>
          </table:table-cell>
          <table:table-cell office:value-type="float" office:value="1313250" calcext:value-type="float">
            <text:p>131325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366500" calcext:value-type="float">
            <text:p>136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9ITC</text:p>
          </table:table-cell>
          <table:table-cell office:value-type="float" office:value="394407" calcext:value-type="float">
            <text:p>394407</text:p>
          </table:table-cell>
          <table:table-cell office:value-type="string" calcext:value-type="string">
            <text:p>Mon Apr 09 15:01:03 WIB 2018</text:p>
          </table:table-cell>
          <table:table-cell office:value-type="string" calcext:value-type="string">
            <text:p>Mon Apr 09 17:01:04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arnoldus.bramantyo@coderscolony.com" nil]</text:p>
          </table:table-cell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AC</text:p>
          </table:table-cell>
          <table:table-cell office:value-type="date" office:date-value="2018-04-18T18:45:00" calcext:value-type="date">
            <text:p>04/18/18 06:45 PM</text:p>
          </table:table-cell>
          <table:table-cell office:value-type="string" calcext:value-type="string">
            <text:p>XT~7624~EC/Z~SUB~2018-04-18T18:45~DPS~2018-04-18T20:45-&gt;XT~7625~EC/Z~DPS~2018-04-19T21:10~SUB~2018-04-19T21:20</text:p>
          </table:table-cell>
          <table:table-cell office:value-type="string" calcext:value-type="string">
            <text:p>2: Mr. Arnoldus Bramantyo,</text:p>
          </table:table-cell>
          <table:table-cell office:value-type="float" office:value="683000" calcext:value-type="float">
            <text:p>683000</text:p>
          </table:table-cell>
          <table:table-cell table:number-columns-repeated="2"/>
          <table:table-cell office:value-type="float" office:value="758000" calcext:value-type="float">
            <text:p>75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ZC2B</text:p>
          </table:table-cell>
          <table:table-cell office:value-type="float" office:value="394425" calcext:value-type="float">
            <text:p>394425</text:p>
          </table:table-cell>
          <table:table-cell office:value-type="string" calcext:value-type="string">
            <text:p>Mon Apr 09 16:06:27 WIB 2018</text:p>
          </table:table-cell>
          <table:table-cell office:value-type="string" calcext:value-type="string">
            <text:p>Wed Apr 11 16:06:26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astri.susilawati@coderscolony.com" nil]</text:p>
          </table:table-cell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QG</text:p>
          </table:table-cell>
          <table:table-cell office:value-type="date" office:date-value="2018-07-20T05:55:00" calcext:value-type="date">
            <text:p>07/20/18 05:55 AM</text:p>
          </table:table-cell>
          <table:table-cell office:value-type="string" calcext:value-type="string">
            <text:p>QG~ 712~P/P~CGK~2018-07-20T05:55~SUB~2018-07-20T07:25-&gt;QG~ 670~K/K~SUB~2018-07-20T09:25~LOP~2018-07-20T11:30-&gt;QG~ 673~K/K~LOP~2018-07-23T18:05~SUB~2018-07-23T18:20-&gt;QG~ 723~K/K~SUB~2018-07-23T20:00~CGK~2018-07-23T21:25</text:p>
          </table:table-cell>
          <table:table-cell office:value-type="string" calcext:value-type="string">
            <text:p>6: Mr. hugh newland,Ms. chesie park,</text:p>
          </table:table-cell>
          <table:table-cell office:value-type="float" office:value="3649920" calcext:value-type="float">
            <text:p>364992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799440" calcext:value-type="float">
            <text:p>37994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GRBG3</text:p>
          </table:table-cell>
          <table:table-cell office:value-type="float" office:value="394995" calcext:value-type="float">
            <text:p>394995</text:p>
          </table:table-cell>
          <table:table-cell office:value-type="string" calcext:value-type="string">
            <text:p>Wed Apr 11 16:38:43 WIB 2018</text:p>
          </table:table-cell>
          <table:table-cell office:value-type="string" calcext:value-type="string">
            <text:p>Wed Apr 11 20:00:00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yogie_savior1215@yahoo.co.id" "help@lalalaway.com"]</text:p>
          </table:table-cell>
          <table:table-cell office:value-type="string" calcext:value-type="string">
            <text:p>BOOKED</text:p>
          </table:table-cell>
          <table:table-cell/>
          <table:table-cell office:value-type="string" calcext:value-type="string">
            <text:p>GA</text:p>
          </table:table-cell>
          <table:table-cell office:value-type="date" office:date-value="2018-04-15T07:05:00" calcext:value-type="date">
            <text:p>04/15/18 07:05 AM</text:p>
          </table:table-cell>
          <table:table-cell office:value-type="string" calcext:value-type="string">
            <text:p>GA~ 438~H~CGK~2018-04-15T07:05~DPS~2018-04-15T10:10^GA~ 407~T~DPS~2018-04-18T12:00~CGK~2018-04-18T12:55</text:p>
          </table:table-cell>
          <table:table-cell office:value-type="string" calcext:value-type="string">
            <text:p>2: Mr. yogie hermansha yogie,Mrs. ruth indriani ruth,</text:p>
          </table:table-cell>
          <table:table-cell office:value-type="float" office:value="4314180" calcext:value-type="float">
            <text:p>43141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411400" calcext:value-type="float">
            <text:p>4411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FMF2</text:p>
          </table:table-cell>
          <table:table-cell office:value-type="float" office:value="395158" calcext:value-type="float">
            <text:p>395158</text:p>
          </table:table-cell>
          <table:table-cell office:value-type="string" calcext:value-type="string">
            <text:p>Thu Apr 12 10:55:07 WIB 2018</text:p>
          </table:table-cell>
          <table:table-cell office:value-type="string" calcext:value-type="string">
            <text:p>Sat Apr 14 10:00:00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arnoldus.bramantyo@coderscolony.com" "help@lalalaway.com"]</text:p>
          </table:table-cell>
          <table:table-cell office:value-type="string" calcext:value-type="string">
            <text:p>BOOKED</text:p>
          </table:table-cell>
          <table:table-cell/>
          <table:table-cell office:value-type="string" calcext:value-type="string">
            <text:p>GA</text:p>
          </table:table-cell>
          <table:table-cell office:value-type="date" office:date-value="2018-06-03T07:45:00" calcext:value-type="date">
            <text:p>06/03/18 07:45 AM</text:p>
          </table:table-cell>
          <table:table-cell office:value-type="string" calcext:value-type="string">
            <text:p>GA~ 402~L~CGK~2018-06-03T07:45~DPS~2018-06-03T10:45</text:p>
          </table:table-cell>
          <table:table-cell office:value-type="string" calcext:value-type="string">
            <text:p>1: Mr. Arnoldus Bramantyo,</text:p>
          </table:table-cell>
          <table:table-cell office:value-type="float" office:value="856900" calcext:value-type="float">
            <text:p>8569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72000" calcext:value-type="float">
            <text:p>87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7MY9S</text:p>
          </table:table-cell>
          <table:table-cell office:value-type="float" office:value="395183" calcext:value-type="float">
            <text:p>395183</text:p>
          </table:table-cell>
          <table:table-cell office:value-type="string" calcext:value-type="string">
            <text:p>Thu Apr 12 11:27:57 WIB 2018</text:p>
          </table:table-cell>
          <table:table-cell office:value-type="string" calcext:value-type="string">
            <text:p>Sat Apr 14 11:27:57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kiranaalethea@gmail.com" "help@lalalaway.com"]</text:p>
          </table:table-cell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QG</text:p>
          </table:table-cell>
          <table:table-cell office:value-type="date" office:date-value="2018-08-13T09:35:00" calcext:value-type="date">
            <text:p>08/13/18 09:35 AM</text:p>
          </table:table-cell>
          <table:table-cell office:value-type="string" calcext:value-type="string">
            <text:p>QG~ 915~P/P~KNO~2018-08-13T09:35~CGK~2018-08-13T11:55-&gt;QG~ 686~O/O~CGK~2018-08-13T13:20~DPS~2018-08-13T16:20</text:p>
          </table:table-cell>
          <table:table-cell office:value-type="string" calcext:value-type="string">
            <text:p>2: Ms. Kirana alethea,</text:p>
          </table:table-cell>
          <table:table-cell office:value-type="float" office:value="1397250" calcext:value-type="float">
            <text:p>139725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454500" calcext:value-type="float">
            <text:p>145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GWAOE</text:p>
          </table:table-cell>
          <table:table-cell office:value-type="float" office:value="395187" calcext:value-type="float">
            <text:p>395187</text:p>
          </table:table-cell>
          <table:table-cell office:value-type="string" calcext:value-type="string">
            <text:p>Thu Apr 12 11:32:56 WIB 2018</text:p>
          </table:table-cell>
          <table:table-cell office:value-type="string" calcext:value-type="string">
            <text:p>Sat Apr 14 11:00:00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kiranaalethea@gmail.com" "help@lalalaway.com"]</text:p>
          </table:table-cell>
          <table:table-cell office:value-type="string" calcext:value-type="string">
            <text:p>BOOKED</text:p>
          </table:table-cell>
          <table:table-cell/>
          <table:table-cell office:value-type="string" calcext:value-type="string">
            <text:p>GA</text:p>
          </table:table-cell>
          <table:table-cell office:value-type="date" office:date-value="2018-06-05T19:35:00" calcext:value-type="date">
            <text:p>06/05/18 07:35 PM</text:p>
          </table:table-cell>
          <table:table-cell office:value-type="string" calcext:value-type="string">
            <text:p>GA~ 621~V~UPG~2018-06-05T19:35~DPS~2018-06-05T21:00^GA~ 620~L~DPS~2018-06-07T17:20~UPG~2018-06-07T18:50</text:p>
          </table:table-cell>
          <table:table-cell office:value-type="string" calcext:value-type="string">
            <text:p>1: Ms. Kirana alethea,</text:p>
          </table:table-cell>
          <table:table-cell office:value-type="float" office:value="1581700" calcext:value-type="float">
            <text:p>15817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616000" calcext:value-type="float">
            <text:p>1616000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BOOKCOD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BOOK_DATE</text:p>
          </table:table-cell>
          <table:table-cell office:value-type="string" calcext:value-type="string">
            <text:p>TIME_LIMI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EMAIL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CKETNUM</text:p>
          </table:table-cell>
          <table:table-cell office:value-type="string" calcext:value-type="string">
            <text:p>AL</text:p>
          </table:table-cell>
          <table:table-cell table:style-name="Default" office:value-type="string" calcext:value-type="string">
            <text:p>DEPARTDATE</text:p>
          </table:table-cell>
          <table:table-cell office:value-type="string" calcext:value-type="string">
            <text:p>SEGMENTKEY</text:p>
          </table:table-cell>
          <table:table-cell office:value-type="string" calcext:value-type="string">
            <text:p>PAX</text:p>
          </table:table-cell>
          <table:table-cell office:value-type="string" calcext:value-type="string">
            <text:p>NTA_PRICE</text:p>
          </table:table-cell>
          <table:table-cell office:value-type="string" calcext:value-type="string">
            <text:p>COMMISION</text:p>
          </table:table-cell>
          <table:table-cell office:value-type="string" calcext:value-type="string">
            <text:p>MARKUP</text:p>
          </table:table-cell>
          <table:table-cell office:value-type="string" calcext:value-type="string">
            <text:p>PAX_PRICE</text:p>
          </table:table-cell>
          <table:table-cell office:value-type="string" calcext:value-type="string">
            <text:p>JT_BASEFARE</text:p>
          </table:table-cell>
          <table:table-cell office:value-type="string" calcext:value-type="string">
            <text:p>JT_TOTALTAX</text:p>
          </table:table-cell>
          <table:table-cell office:value-type="string" calcext:value-type="string">
            <text:p>JT_TOTALFARE</text:p>
          </table:table-cell>
          <table:table-cell office:value-type="string" calcext:value-type="string">
            <text:p>JT_FAREDISC?</text:p>
          </table:table-cell>
          <table:table-cell office:value-type="string" calcext:value-type="string">
            <text:p>JT_NTAPRICE</text:p>
          </table:table-cell>
          <table:table-cell office:value-type="string" calcext:value-type="string">
            <text:p>JT-&gt;PANORAMA Profit</text:p>
          </table:table-cell>
          <table:table-cell office:value-type="string" calcext:value-type="string">
            <text:p>PANORAMA Markup</text:p>
          </table:table-cell>
          <table:table-cell office:value-type="string" calcext:value-type="string">
            <text:p>CLIENT Margin</text:p>
          </table:table-cell>
        </table:table-row>
        <table:table-row table:style-name="ro1">
          <table:table-cell office:value-type="string" calcext:value-type="string">
            <text:p>KFV7YQ</text:p>
          </table:table-cell>
          <table:table-cell office:value-type="float" office:value="386376" calcext:value-type="float">
            <text:p>386376</text:p>
          </table:table-cell>
          <table:table-cell office:value-type="string" calcext:value-type="string">
            <text:p>Mon Mar 05 12:45:58 WIB 2018</text:p>
          </table:table-cell>
          <table:table-cell office:value-type="string" calcext:value-type="string">
            <text:p>Tue Mar 06 01:00:00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astri.susilawati@coderscolony.com"]</text:p>
          </table:table-cell>
          <table:table-cell office:value-type="string" calcext:value-type="string">
            <text:p>BOOKED</text:p>
          </table:table-cell>
          <table:table-cell/>
          <table:table-cell office:value-type="string" calcext:value-type="string">
            <text:p>GA</text:p>
          </table:table-cell>
          <table:table-cell office:value-type="date" office:date-value="2018-03-11T13:05:00" calcext:value-type="date">
            <text:p>03/11/18 01:05 PM</text:p>
          </table:table-cell>
          <table:table-cell office:value-type="string" calcext:value-type="string">
            <text:p>GA~ 210~L~CGK~2018-03-11T13:05~JOG~2018-03-11T14:20^GA~ 219~H~JOG~2018-03-13T21:35~CGK~2018-03-13T23:00</text:p>
          </table:table-cell>
          <table:table-cell office:value-type="string" calcext:value-type="string">
            <text:p>3: Mr. dimas priyandoko,Mrs. Astri Susilawati,Ms. kirana alethea,</text:p>
          </table:table-cell>
          <table:table-cell office:value-type="float" office:value="3795000" calcext:value-type="float">
            <text:p>379500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3870000" calcext:value-type="float">
            <text:p>387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ZCNH</text:p>
          </table:table-cell>
          <table:table-cell office:value-type="float" office:value="386381" calcext:value-type="float">
            <text:p>386381</text:p>
          </table:table-cell>
          <table:table-cell office:value-type="string" calcext:value-type="string">
            <text:p>Mon Mar 05 13:31:26 WIB 2018</text:p>
          </table:table-cell>
          <table:table-cell office:value-type="string" calcext:value-type="string">
            <text:p>Wed Mar 07 13:00:00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astri.susilawati@coderscolony.com"]</text:p>
          </table:table-cell>
          <table:table-cell office:value-type="string" calcext:value-type="string">
            <text:p>BOOKED</text:p>
          </table:table-cell>
          <table:table-cell/>
          <table:table-cell office:value-type="string" calcext:value-type="string">
            <text:p>GA</text:p>
          </table:table-cell>
          <table:table-cell office:value-type="date" office:date-value="2018-04-19T20:45:00" calcext:value-type="date">
            <text:p>04/19/18 08:45 PM</text:p>
          </table:table-cell>
          <table:table-cell office:value-type="string" calcext:value-type="string">
            <text:p>GA~ 256~H~CGK~2018-04-19T20:45~JOG~2018-04-19T22:15^GA~ 257~S~JOG~2018-04-21T06:20~CGK~2018-04-21T07:40</text:p>
          </table:table-cell>
          <table:table-cell office:value-type="string" calcext:value-type="string">
            <text:p>3: Mr. dimas priyandoko,Mrs. Astri Susilawati,Ms. kirana alethea,</text:p>
          </table:table-cell>
          <table:table-cell office:value-type="float" office:value="4437000" calcext:value-type="float">
            <text:p>443700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4530000" calcext:value-type="float">
            <text:p>453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C2W2D</text:p>
          </table:table-cell>
          <table:table-cell office:value-type="float" office:value="387613" calcext:value-type="float">
            <text:p>387613</text:p>
          </table:table-cell>
          <table:table-cell office:value-type="string" calcext:value-type="string">
            <text:p>Sat Mar 10 18:55:00 WIB 2018</text:p>
          </table:table-cell>
          <table:table-cell office:value-type="string" calcext:value-type="string">
            <text:p>Mon Mar 12 18:55:00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pinguachie@gmail.com"]</text:p>
          </table:table-cell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QG</text:p>
          </table:table-cell>
          <table:table-cell office:value-type="date" office:date-value="2018-05-07T07:35:00" calcext:value-type="date">
            <text:p>05/07/18 07:35 AM</text:p>
          </table:table-cell>
          <table:table-cell office:value-type="string" calcext:value-type="string">
            <text:p>QG~ 682~M/M~CGK~2018-05-07T07:35~DPS~2018-05-07T10:25-&gt;QG~ 689~P/P~DPS~2018-05-09T20:35~CGK~2018-05-09T21:40</text:p>
          </table:table-cell>
          <table:table-cell office:value-type="string" calcext:value-type="string">
            <text:p>2: Mr. Ahmad Abdul,</text:p>
          </table:table-cell>
          <table:table-cell office:value-type="float" office:value="1381426.75" calcext:value-type="float">
            <text:p>1381426.7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434828" calcext:value-type="float">
            <text:p>1434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KITK</text:p>
          </table:table-cell>
          <table:table-cell office:value-type="float" office:value="394406" calcext:value-type="float">
            <text:p>394406</text:p>
          </table:table-cell>
          <table:table-cell office:value-type="string" calcext:value-type="string">
            <text:p>Mon Apr 09 14:59:45 WIB 2018</text:p>
          </table:table-cell>
          <table:table-cell office:value-type="string" calcext:value-type="string">
            <text:p>Mon Apr 09 16:59:46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astri.susilawati@coderscolony.com" nil]</text:p>
          </table:table-cell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AC</text:p>
          </table:table-cell>
          <table:table-cell office:value-type="date" office:date-value="2018-05-16T12:45:00" calcext:value-type="date">
            <text:p>05/16/18 12:45 PM</text:p>
          </table:table-cell>
          <table:table-cell office:value-type="string" calcext:value-type="string">
            <text:p>XT~7521~EC/Z~DPS~2018-05-16T12:45~CGK~2018-05-16T13:35-&gt;QZ~ 190~EC/Z~CGK~2018-05-16T16:30~KNO~2018-05-16T18:50</text:p>
          </table:table-cell>
          <table:table-cell office:value-type="string" calcext:value-type="string">
            <text:p>2: Mrs. natsusa natsusa,</text:p>
          </table:table-cell>
          <table:table-cell office:value-type="float" office:value="1328600" calcext:value-type="float">
            <text:p>1328600</text:p>
          </table:table-cell>
          <table:table-cell table:number-columns-repeated="2"/>
          <table:table-cell office:value-type="float" office:value="1403600" calcext:value-type="float">
            <text:p>140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TEHY</text:p>
          </table:table-cell>
          <table:table-cell office:value-type="float" office:value="395157" calcext:value-type="float">
            <text:p>395157</text:p>
          </table:table-cell>
          <table:table-cell office:value-type="string" calcext:value-type="string">
            <text:p>Thu Apr 12 10:55:04 WIB 2018</text:p>
          </table:table-cell>
          <table:table-cell office:value-type="string" calcext:value-type="string">
            <text:p>Sat Apr 14 10:55:04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arnoldus.bramantyo@coderscolony.com" "help@lalalaway.com"]</text:p>
          </table:table-cell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QG</text:p>
          </table:table-cell>
          <table:table-cell office:value-type="date" office:date-value="2018-06-04T20:35:00" calcext:value-type="date">
            <text:p>06/04/18 08:35 PM</text:p>
          </table:table-cell>
          <table:table-cell office:value-type="string" calcext:value-type="string">
            <text:p>QG~ 689~N/N~DPS~2018-06-04T20:35~CGK~2018-06-04T21:40</text:p>
          </table:table-cell>
          <table:table-cell office:value-type="string" calcext:value-type="string">
            <text:p>1: Mr. Arnoldus Bramantyo,</text:p>
          </table:table-cell>
          <table:table-cell office:value-type="float" office:value="801425" calcext:value-type="float">
            <text:p>80142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29350" calcext:value-type="float">
            <text:p>829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RK2RQ</text:p>
          </table:table-cell>
          <table:table-cell office:value-type="float" office:value="395182" calcext:value-type="float">
            <text:p>395182</text:p>
          </table:table-cell>
          <table:table-cell office:value-type="string" calcext:value-type="string">
            <text:p>Thu Apr 12 11:27:55 WIB 2018</text:p>
          </table:table-cell>
          <table:table-cell office:value-type="string" calcext:value-type="string">
            <text:p>Thu Apr 12 13:27:56 WIB 2018</text:p>
          </table:table-cell>
          <table:table-cell office:value-type="string" calcext:value-type="string">
            <text:p>rajakamar</text:p>
          </table:table-cell>
          <table:table-cell office:value-type="string" calcext:value-type="string">
            <text:p>RKC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["kiranaalethea@gmail.com" "help@lalalaway.com"]</text:p>
          </table:table-cell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AC</text:p>
          </table:table-cell>
          <table:table-cell office:value-type="date" office:date-value="2018-08-15T11:25:00" calcext:value-type="date">
            <text:p>08/15/18 11:25 AM</text:p>
          </table:table-cell>
          <table:table-cell office:value-type="string" calcext:value-type="string">
            <text:p>XT~7527~EC/Z~DPS~2018-08-15T11:25~CGK~2018-08-15T12:15-&gt;QZ~ 190~EC/Z~CGK~2018-08-15T16:30~KNO~2018-08-15T18:50</text:p>
          </table:table-cell>
          <table:table-cell office:value-type="string" calcext:value-type="string">
            <text:p>2: Ms. Kirana alethea,</text:p>
          </table:table-cell>
          <table:table-cell office:value-type="float" office:value="1308600" calcext:value-type="float">
            <text:p>1308600</text:p>
          </table:table-cell>
          <table:table-cell table:number-columns-repeated="2"/>
          <table:table-cell office:value-type="float" office:value="1403600" calcext:value-type="float">
            <text:p>14036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8-04-17T09:45:06.278835142</meta:creation-date>
    <meta:generator>LibreOffice/5.0.6.2$Linux_X86_64 LibreOffice_project/00$Build-2</meta:generator>
    <dc:date>2018-04-17T18:28:56.283424556</dc:date>
    <dc:creator>kevin </dc:creator>
    <meta:editing-duration>PT7H15M6S</meta:editing-duration>
    <meta:editing-cycles>2</meta:editing-cycles>
    <meta:document-statistic meta:table-count="2" meta:cell-count="316" meta:object-count="0"/>
  </office:meta>
</office:document-meta>
</file>